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3C0000002CFDB81A9B56A1EA8BD.png" manifest:media-type="image/png"/>
  <manifest:file-entry manifest:full-path="Pictures/2000000C0000634100004A4C3651558E9C43717A.svm" manifest:media-type="image/x-svm"/>
  <manifest:file-entry manifest:full-path="Pictures/10000200000003C0000002CF7975AFEDFD00D682.png" manifest:media-type="image/png"/>
  <manifest:file-entry manifest:full-path="Pictures/2000000E0000634100004A4C8B8C0B6EC20B2683.svm" manifest:media-type="image/x-svm"/>
  <manifest:file-entry manifest:full-path="Pictures/10000200000003C0000002CF690B50B294FF4E58.png" manifest:media-type="image/png"/>
  <manifest:file-entry manifest:full-path="Pictures/2000000E0000634100004A4C2A08177FA3DF9654.svm" manifest:media-type="image/x-svm"/>
  <manifest:file-entry manifest:full-path="Pictures/10000200000003C0000002CFEBD7568FBDA33065.png" manifest:media-type="image/png"/>
  <manifest:file-entry manifest:full-path="Pictures/2000000E0000634100004A4CCD2247D4D39A5527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outline1">
      <style:graphic-properties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Goldly demo<text:line-break/>earthquake explorer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Goldly: <text:s/>generate reactive dashboards/applications from clojure</text:p>
              </text:list-item>
              <text:list-item>
                <text:p>Backend: data from R via clojisr</text:p>
              </text:list-item>
              <text:list-item>
                <text:p>The R dataset is loaded, and filtered, so only earthquakes within the selected richter-scale strength are show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690B50B294FF4E58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EBD7568FBDA33065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7975AFEDFD00D682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DB81A9B56A1EA8BD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22:34:44.392773868</meta:creation-date>
    <meta:editing-duration>PT22M6S</meta:editing-duration>
    <meta:editing-cycles>2</meta:editing-cycles>
    <meta:generator>LibreOffice/6.2.8.2$Linux_X86_64 LibreOffice_project/20$Build-2</meta:generator>
    <dc:title>Focus</dc:title>
    <dc:date>2020-06-04T00:45:03.954836512</dc:date>
    <meta:document-statistic meta:object-count="62"/>
  </office:meta>
</office:document-meta>
</file>